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l" fo:country="GR" officeooo:rsid="0005b50f" officeooo:paragraph-rsid="0005b50f" style:font-size-asian="22pt" style:font-size-complex="22pt"/>
    </style:style>
    <style:style style:name="P2" style:family="paragraph" style:parent-style-name="Standard">
      <style:paragraph-properties fo:text-align="center" style:justify-single-word="false"/>
      <style:text-properties fo:font-size="18pt" fo:language="el" fo:country="GR" officeooo:rsid="0005b50f" officeooo:paragraph-rsid="0005b50f" style:font-size-asian="18pt" style:font-size-complex="18pt"/>
    </style:style>
    <style:style style:name="P3" style:family="paragraph" style:parent-style-name="Standard">
      <style:paragraph-properties fo:text-align="start" style:justify-single-word="false"/>
      <style:text-properties fo:font-size="14pt" fo:language="el" fo:country="GR" officeooo:rsid="0005b50f" officeooo:paragraph-rsid="0005b50f" style:font-size-asian="14pt" style:font-size-complex="14pt"/>
    </style:style>
    <style:style style:name="P4" style:family="paragraph" style:parent-style-name="Standard">
      <style:paragraph-properties fo:text-align="center" style:justify-single-word="false"/>
      <style:text-properties fo:font-size="14pt" fo:language="el" fo:country="GR" officeooo:rsid="0005b50f" officeooo:paragraph-rsid="0005b50f" style:font-size-asian="14pt" style:font-size-complex="14pt"/>
    </style:style>
    <style:style style:name="P5" style:family="paragraph" style:parent-style-name="Standard">
      <style:paragraph-properties fo:text-align="start" style:justify-single-word="false"/>
      <style:text-properties fo:font-size="14pt" fo:language="el" fo:country="GR" officeooo:rsid="000743c2" officeooo:paragraph-rsid="000743c2" style:font-size-asian="14pt" style:font-size-complex="14pt"/>
    </style:style>
    <style:style style:name="P6" style:family="paragraph" style:parent-style-name="Standard">
      <style:paragraph-properties fo:text-align="start" style:justify-single-word="false"/>
      <style:text-properties fo:font-size="14pt" fo:language="el" fo:country="GR" officeooo:rsid="000c394c" officeooo:paragraph-rsid="000c394c" style:font-size-asian="14pt" style:font-size-complex="14pt"/>
    </style:style>
    <style:style style:name="P7" style:family="paragraph" style:parent-style-name="Standard">
      <style:paragraph-properties fo:text-align="start" style:justify-single-word="false"/>
      <style:text-properties fo:font-size="14pt" fo:language="el" fo:country="GR" officeooo:rsid="0017464d" officeooo:paragraph-rsid="0017464d" style:font-size-asian="14pt" style:font-size-complex="14pt"/>
    </style:style>
    <style:style style:name="P8" style:family="paragraph" style:parent-style-name="Standard">
      <style:paragraph-properties fo:text-align="start" style:justify-single-word="false"/>
      <style:text-properties fo:font-size="14pt" fo:language="el" fo:country="GR" fo:font-weight="bold" officeooo:rsid="000743c2" officeooo:paragraph-rsid="000743c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language="el" fo:country="GR" fo:font-weight="bold" officeooo:rsid="000743c2" officeooo:paragraph-rsid="000931b1"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el" fo:country="GR" fo:font-weight="bold" officeooo:rsid="000743c2" officeooo:paragraph-rsid="000c394c"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el" fo:country="GR" fo:font-weight="bold" officeooo:rsid="000931b1" officeooo:paragraph-rsid="000931b1"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language="el" fo:country="GR" fo:font-weight="bold" officeooo:rsid="00098fef" officeooo:paragraph-rsid="00098fef"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language="el" fo:country="GR" fo:font-weight="bold" officeooo:rsid="000c394c" officeooo:paragraph-rsid="000c394c"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l" fo:country="GR" fo:font-weight="bold" officeooo:rsid="0017464d" officeooo:paragraph-rsid="0017464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l" fo:country="GR" fo:font-weight="normal" officeooo:rsid="000931b1" officeooo:paragraph-rsid="000931b1"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language="el" fo:country="GR" fo:font-weight="normal" officeooo:rsid="0017464d" officeooo:paragraph-rsid="0017464d"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32pt" fo:language="el" fo:country="GR" officeooo:rsid="0005b50f" officeooo:paragraph-rsid="0005b50f" style:font-size-asian="32pt" style:font-size-complex="32pt"/>
    </style:style>
    <style:style style:name="P18" style:family="paragraph" style:parent-style-name="Standard">
      <style:paragraph-properties fo:text-align="start" style:justify-single-word="false"/>
      <style:text-properties fo:color="#81d41a" loext:opacity="100%" fo:font-size="14pt" fo:language="el" fo:country="GR" fo:font-style="italic" fo:font-weight="bold" officeooo:rsid="000931b1" officeooo:paragraph-rsid="000931b1" fo:background-color="#b2b2b2" style:font-size-asian="14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text-properties fo:color="#00ff01" loext:opacity="100%" fo:font-size="14pt" fo:language="el" fo:country="GR" fo:font-style="normal" fo:font-weight="normal" officeooo:rsid="000931b1" officeooo:paragraph-rsid="000931b1" fo:background-color="#000000"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color="#00ff01" loext:opacity="100%" fo:font-size="14pt" fo:language="el" fo:country="GR" fo:font-style="normal" fo:font-weight="normal" officeooo:rsid="00098fef" officeooo:paragraph-rsid="00098fef" fo:background-color="#000000"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use-window-font-color="true" loext:opacity="0%" fo:font-size="14pt" fo:language="el" fo:country="GR" fo:font-style="normal" fo:font-weight="normal" officeooo:rsid="00098fef" officeooo:paragraph-rsid="00098fef" fo:background-color="#000000"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use-window-font-color="true" loext:opacity="0%" fo:font-size="14pt" fo:language="el" fo:country="GR" fo:font-style="normal" fo:font-weight="normal" officeooo:rsid="00098fef" officeooo:paragraph-rsid="00146b56" fo:background-color="transparent"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use-window-font-color="true" loext:opacity="0%" fo:font-size="14pt" fo:language="el" fo:country="GR" fo:font-style="normal" fo:font-weight="normal" officeooo:rsid="00098fef" officeooo:paragraph-rsid="0017464d" fo:background-color="transparent"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use-window-font-color="true" loext:opacity="0%" fo:font-size="14pt" fo:language="el" fo:country="GR" fo:font-style="normal" fo:font-weight="normal" officeooo:rsid="00098fef" officeooo:paragraph-rsid="00098fef" fo:background-color="transparent"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use-window-font-color="true" loext:opacity="0%" fo:font-size="14pt" fo:language="el" fo:country="GR" officeooo:rsid="000ed05d" officeooo:paragraph-rsid="000ed05d" fo:background-color="transparent" style:font-size-asian="14pt" style:font-size-complex="14pt"/>
    </style:style>
    <style:style style:name="P26" style:family="paragraph" style:parent-style-name="Standard">
      <style:paragraph-properties fo:text-align="start" style:justify-single-word="false"/>
      <style:text-properties style:use-window-font-color="true" loext:opacity="0%" fo:font-size="14pt" fo:language="el" fo:country="GR" officeooo:rsid="001277c6" officeooo:paragraph-rsid="001277c6" fo:background-color="transparent" style:font-size-asian="14pt" style:font-size-complex="14pt"/>
    </style:style>
    <style:style style:name="P27" style:family="paragraph" style:parent-style-name="Standard">
      <style:paragraph-properties fo:text-align="start" style:justify-single-word="false"/>
      <style:text-properties style:use-window-font-color="true" loext:opacity="0%" fo:font-size="14pt" fo:language="el" fo:country="GR" officeooo:rsid="00146b56" officeooo:paragraph-rsid="0017464d" fo:background-color="transparent" style:font-size-asian="14pt" style:font-size-complex="14pt"/>
    </style:style>
    <style:style style:name="P28" style:family="paragraph" style:parent-style-name="Standard">
      <style:paragraph-properties fo:text-align="start" style:justify-single-word="false"/>
      <style:text-properties style:use-window-font-color="true" loext:opacity="0%" fo:font-size="14pt" fo:language="el" fo:country="GR" officeooo:rsid="00146b56" officeooo:paragraph-rsid="00146b56" fo:background-color="transparent" style:font-size-asian="14pt" style:font-size-complex="14pt"/>
    </style:style>
    <style:style style:name="P29" style:family="paragraph" style:parent-style-name="Standard">
      <style:paragraph-properties fo:text-align="start" style:justify-single-word="false"/>
      <style:text-properties style:use-window-font-color="true" loext:opacity="0%" fo:font-size="14pt" fo:language="el" fo:country="GR" officeooo:rsid="00146b56" officeooo:paragraph-rsid="001f3698" fo:background-color="transparent" style:font-size-asian="14pt" style:font-size-complex="14pt"/>
    </style:style>
    <style:style style:name="P30" style:family="paragraph" style:parent-style-name="Standard">
      <style:paragraph-properties fo:text-align="start" style:justify-single-word="false"/>
      <style:text-properties style:use-window-font-color="true" loext:opacity="0%" fo:font-size="14pt" fo:language="el" fo:country="GR" officeooo:rsid="0017464d" officeooo:paragraph-rsid="0017464d" fo:background-color="transparent" style:font-size-asian="14pt" style:font-size-complex="14pt"/>
    </style:style>
    <style:style style:name="P31" style:family="paragraph" style:parent-style-name="Standard">
      <style:paragraph-properties fo:text-align="start" style:justify-single-word="false"/>
      <style:text-properties style:use-window-font-color="true" loext:opacity="0%" fo:font-size="14pt" fo:language="el" fo:country="GR" officeooo:rsid="0017464d" officeooo:paragraph-rsid="00194a46" fo:background-color="transparent" style:font-size-asian="14pt" style:font-size-complex="14pt"/>
    </style:style>
    <style:style style:name="P32" style:family="paragraph" style:parent-style-name="Standard">
      <style:paragraph-properties fo:text-align="start" style:justify-single-word="false"/>
      <style:text-properties style:use-window-font-color="true" loext:opacity="0%" fo:font-size="14pt" fo:language="el" fo:country="GR" fo:font-weight="normal" officeooo:rsid="000931b1" officeooo:paragraph-rsid="000931b1" fo:background-color="transparent"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use-window-font-color="true" loext:opacity="0%" officeooo:paragraph-rsid="001d40c5" fo:background-color="transparent"/>
    </style:style>
    <style:style style:name="T1" style:family="text">
      <style:text-properties style:text-position="super 58%"/>
    </style:style>
    <style:style style:name="T2" style:family="text">
      <style:text-properties style:text-position="0% 100%"/>
    </style:style>
    <style:style style:name="T3" style:family="text">
      <style:text-properties fo:font-size="26pt" style:font-size-asian="26pt" style:font-size-complex="26pt"/>
    </style:style>
    <style:style style:name="T4" style:family="text">
      <style:text-properties fo:font-size="26pt" officeooo:rsid="000743c2" style:font-size-asian="26pt" style:font-size-complex="26pt"/>
    </style:style>
    <style:style style:name="T5" style:family="text">
      <style:text-properties fo:font-size="14pt" fo:language="el" fo:country="GR" fo:font-style="normal" fo:font-weight="normal" officeooo:rsid="00098fef" style:font-size-asian="14pt" style:font-style-asian="normal" style:font-weight-asian="normal" style:font-size-complex="14pt"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931b1" style:font-weight-asian="normal" style:font-weight-complex="normal"/>
    </style:style>
    <style:style style:name="T8" style:family="text">
      <style:text-properties fo:font-weight="normal" officeooo:rsid="00098fef" style:font-weight-asian="normal" style:font-weight-complex="normal"/>
    </style:style>
    <style:style style:name="T9" style:family="text">
      <style:text-properties fo:font-weight="normal" officeooo:rsid="000c394c" style:font-weight-asian="normal" style:font-weight-complex="normal"/>
    </style:style>
    <style:style style:name="T10" style:family="text">
      <style:text-properties fo:font-weight="normal" fo:background-color="#ffffff" loext:char-shading-value="0" style:font-weight-asian="normal" style:font-weight-complex="normal"/>
    </style:style>
    <style:style style:name="T11" style:family="text">
      <style:text-properties fo:font-style="italic" style:font-style-asian="italic" style:font-style-complex="italic"/>
    </style:style>
    <style:style style:name="T12" style:family="text">
      <style:text-properties fo:color="#77bc65" loext:opacity="100%" fo:font-weight="normal" officeooo:rsid="000931b1" fo:background-color="#000000" loext:char-shading-value="0" style:font-weight-asian="normal" style:font-weight-complex="normal"/>
    </style:style>
    <style:style style:name="T13" style:family="text">
      <style:text-properties fo:color="#77bc65" loext:opacity="100%" fo:font-weight="normal" officeooo:rsid="000931b1" fo:background-color="transparent" loext:char-shading-value="0"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10ce72" style:font-style-asian="normal" style:font-style-complex="normal"/>
    </style:style>
    <style:style style:name="T16" style:family="text">
      <style:text-properties fo:font-style="normal" officeooo:rsid="001662c8" style:font-style-asian="normal" style:font-style-complex="normal"/>
    </style:style>
    <style:style style:name="T17" style:family="text">
      <style:text-properties fo:font-style="normal" officeooo:rsid="000c394c"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officeooo:rsid="00230df0" style:font-style-asian="normal" style:font-style-complex="normal"/>
    </style:style>
    <style:style style:name="T20" style:family="text">
      <style:text-properties fo:font-style="normal" fo:font-weight="normal" officeooo:rsid="00098fef" style:font-style-asian="normal" style:font-weight-asian="normal" style:font-style-complex="normal" style:font-weight-complex="normal"/>
    </style:style>
    <style:style style:name="T21" style:family="text">
      <style:text-properties fo:font-style="normal" fo:font-weight="normal" officeooo:rsid="001f3698" style:font-style-asian="normal" style:font-weight-asian="normal" style:font-style-complex="normal" style:font-weight-complex="normal"/>
    </style:style>
    <style:style style:name="T22" style:family="text">
      <style:text-properties fo:font-style="normal" fo:background-color="#000000" loext:char-shading-value="0" style:font-style-asian="normal" style:font-style-complex="normal"/>
    </style:style>
    <style:style style:name="T23" style:family="text">
      <style:text-properties fo:color="#00ff01" loext:opacity="100%" fo:font-style="normal" fo:background-color="#000000" loext:char-shading-value="0" style:font-style-asian="normal" style:font-style-complex="normal"/>
    </style:style>
    <style:style style:name="T24" style:family="text">
      <style:text-properties fo:color="#00ff01" loext:opacity="100%" fo:font-style="normal" fo:font-weight="normal" officeooo:rsid="000931b1" fo:background-color="#000000" loext:char-shading-value="0" style:font-style-asian="normal" style:font-weight-asian="normal" style:font-style-complex="normal" style:font-weight-complex="normal"/>
    </style:style>
    <style:style style:name="T25" style:family="text">
      <style:text-properties fo:color="#00ff01" loext:opacity="100%" fo:font-style="normal" fo:font-weight="normal" officeooo:rsid="00098fef" fo:background-color="#000000" loext:char-shading-value="0" style:font-style-asian="normal" style:font-weight-asian="normal" style:font-style-complex="normal" style:font-weight-complex="normal"/>
    </style:style>
    <style:style style:name="T26" style:family="text">
      <style:text-properties fo:color="#00ff01" loext:opacity="100%" fo:font-style="normal" fo:font-weight="normal" officeooo:rsid="00098fef" style:font-style-asian="normal" style:font-weight-asian="normal" style:font-style-complex="normal" style:font-weight-complex="normal"/>
    </style:style>
    <style:style style:name="T27" style:family="text">
      <style:text-properties fo:color="#00ff01" loext:opacity="100%" fo:font-style="normal" fo:font-weight="normal" officeooo:rsid="00098fef" style:font-style-asian="normal" style:font-weight-asian="normal" style:font-style-complex="normal" style:font-weight-complex="normal"/>
    </style:style>
    <style:style style:name="T28" style:family="text">
      <style:text-properties fo:color="#00ff01" loext:opacity="100%" fo:font-style="normal" fo:font-weight="normal" officeooo:rsid="000931b1" fo:background-color="transparent" loext:char-shading-value="0" style:font-style-asian="normal" style:font-weight-asian="normal" style:font-style-complex="normal" style:font-weight-complex="normal"/>
    </style:style>
    <style:style style:name="T29" style:family="text">
      <style:text-properties fo:color="#00ff01" loext:opacity="100%" fo:font-size="14pt" fo:language="el" fo:country="GR" fo:font-style="normal" fo:font-weight="normal" officeooo:rsid="00098fef" fo:background-color="#000000" loext:char-shading-value="0" style:font-size-asian="14pt" style:font-style-asian="normal" style:font-weight-asian="normal" style:font-size-complex="14pt" style:font-style-complex="normal" style:font-weight-complex="normal"/>
    </style:style>
    <style:style style:name="T30" style:family="text">
      <style:text-properties fo:color="#00ff01" loext:opacity="100%" fo:font-size="14pt" fo:language="el" fo:country="GR" fo:font-style="normal" fo:font-weight="normal" officeooo:rsid="00098fef" style:font-size-asian="14pt" style:font-style-asian="normal" style:font-weight-asian="normal" style:font-size-complex="14pt" style:font-style-complex="normal" style:font-weight-complex="normal"/>
    </style:style>
    <style:style style:name="T31" style:family="text">
      <style:text-properties fo:color="#00ff01" loext:opacity="100%" fo:font-size="14pt" fo:language="el" fo:country="GR" fo:font-style="normal" fo:font-weight="normal" officeooo:rsid="00098fef" style:font-size-asian="14pt" style:font-style-asian="normal" style:font-weight-asian="normal" style:font-size-complex="14pt" style:font-style-complex="normal" style:font-weight-complex="normal"/>
    </style:style>
    <style:style style:name="T32" style:family="text">
      <style:text-properties style:use-window-font-color="true" loext:opacity="0%"/>
    </style:style>
    <style:style style:name="T33" style:family="text">
      <style:text-properties style:use-window-font-color="true" loext:opacity="0%" fo:font-style="normal" fo:font-weight="normal" officeooo:rsid="000931b1" fo:background-color="transparent" loext:char-shading-value="0" style:font-style-asian="normal" style:font-weight-asian="normal" style:font-style-complex="normal" style:font-weight-complex="normal"/>
    </style:style>
    <style:style style:name="T34" style:family="text">
      <style:text-properties style:use-window-font-color="true" loext:opacity="0%" fo:background-color="transparent" loext:char-shading-value="0"/>
    </style:style>
    <style:style style:name="T35" style:family="text">
      <style:text-properties style:use-window-font-color="true" loext:opacity="0%" officeooo:rsid="00098fef" fo:background-color="transparent" loext:char-shading-value="0"/>
    </style:style>
    <style:style style:name="T36" style:family="text">
      <style:text-properties style:use-window-font-color="true" loext:opacity="0%" fo:font-weight="normal" officeooo:rsid="000931b1" fo:background-color="transparent" loext:char-shading-value="0" style:font-weight-asian="normal" style:font-weight-complex="normal"/>
    </style:style>
    <style:style style:name="T37" style:family="text">
      <style:text-properties officeooo:rsid="00098fef"/>
    </style:style>
    <style:style style:name="T38" style:family="text">
      <style:text-properties officeooo:rsid="000c394c"/>
    </style:style>
    <style:style style:name="T39" style:family="text">
      <style:text-properties fo:background-color="transparent" loext:char-shading-value="0"/>
    </style:style>
    <style:style style:name="T40" style:family="text">
      <style:text-properties officeooo:rsid="00098fef"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7"/>
      <text:p text:style-name="P17">Σύγχρονες Εφαρμογές Ασφάλειας Δικτύων</text:p>
      <text:p text:style-name="P1"/>
      <text:p text:style-name="P2"/>
      <text:p text:style-name="P2"/>
      <text:p text:style-name="P2"/>
      <text:p text:style-name="P2"/>
      <text:p text:style-name="P2"/>
      <text:p text:style-name="P2"><text:s/><text:span text:style-name="T3">Άσκηση </text:span><text:span text:style-name="T4">1</text:span></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Αναγνωστόπουλος Άγγελος Νικόλαος</text:p>
      <text:p text:style-name="P4">5<text:span text:style-name="T1">ο</text:span><text:span text:style-name="T2"> Έτος ΗΜΤΥ</text:span></text:p>
      <text:p text:style-name="P4">up1066593</text:p>
      <text:p text:style-name="P4"/>
      <text:p text:style-name="P3"/>
      <text:p text:style-name="P3"/>
      <text:p text:style-name="P3"/>
      <text:p text:style-name="P3"/>
      <text:p text:style-name="P3"><text:soft-page-break/></text:p>
      <text:p text:style-name="P8">1.1<text:tab/>Απαντήσεις στις ερωτήσεις κατανόησης:</text:p>
      <text:p text:style-name="P8"/>
      <text:p text:style-name="P8">1. <text:s/><text:span text:style-name="T6">Για να είμαστε ακριβείς, δεν είναι απαραίτητο να συμβαίνει κάτι τέτοιο. Όταν όμως μας ενδιαφέρει η ταχύτητα τότε η ενσωμάτωση στο kernel είναι μονόδρομος. Θα μπορούσαμε να υλοποιούμε το φιλτράρισμα με διεργασίες οι οποίες δημιουργούνται από τον χρήστη, αυτό όμως θα μας κόστιζε πολύ σε χρόνο. Για αυτό το λόγο τα firewalls χτίζονται πάνω σε modules τα οποία βρίσκονται πάνω στο kernel.</text:span></text:p>
      <text:p text:style-name="P8"><text:span text:style-name="T6"/></text:p>
      <text:p text:style-name="P8">2. <text:span text:style-name="T6">Ένα παραδοσιακό packet filtering firewall είναι αυτό το οποίο τρέχει σε ένα host machine και διαχειρίζεται το φιλτράρισμα της κίνησης στο δίκτυο τόσο από, όσο και πρός την μηχανή. Τα proxies είναι μηχανές οι οποίες κάνουν την ίδια διαδικασία και χρησιμοποιούνται για να έχουμε ένα κεντρικό σημείο policy enforcement. Θα μπορούσαμε δηλαδή να έχουμε ένα proxy firewall “μπροστά” από ένα υποδίκτυο το οποίο προστατεύει όλους τους υπολογιστές μέσα σε αυτό, αφού δρα ως ο διαμεσολαβητής μεταξύ του υποδικτύου και του υπολοίπου κόσμου, εφαρμόζοντας τους κανόνες που έχουν οριστεί στο firewall του σε όλη τη σχετική κίνηση.</text:span></text:p>
      <text:p text:style-name="P8"><text:span text:style-name="T6"/></text:p>
      <text:p text:style-name="P8"><text:span text:style-name="T6">Προφανέστατα δεν απαγορεύεται να έχουμε χρήση και packet filtering firewall σε καθέναν από τους υπολογιστές που το proxy εξυπηρετεί (και αυτό είναι το πιο σύνηθες).</text:span></text:p>
      <text:p text:style-name="P8"><text:span text:style-name="T6"/></text:p>
      <text:p text:style-name="P8">3. <text:span text:style-name="T6">Οι πίνακες που υποστηρίζονται είναι οι: Filter, Mangle, Nat, Raw</text:span></text:p>
      <text:p text:style-name="P8"><text:span text:style-name="T6"/></text:p>
      <text:p text:style-name="P8">4. <text:span text:style-name="T6">Αυτά προστείθενται στην αντίστοιχη “αλυσίδα” με κανόνες με χρήση του flag </text:span>-A.<text:span text:style-name="T6"> To τμήμα του πακέτου το οποίο εξετάζεται είναι προφανέστατα ο header (αν και υπάρχει δυνατότητα για deep packet inspection σε κάποια NGFs αλλά δεν είναι της παρούσης).</text:span></text:p>
      <text:p text:style-name="P8"><text:span text:style-name="T6"/></text:p>
      <text:p text:style-name="P8">5. <text:span text:style-name="T7">Εάν το πακέτο δεν γίνει match με κανέναν από τους κανόνες που έχουμε ορίσει, τότε αυτό θα το αναλάβει το policy της αλυσίδας. Το policy είναι ο γενικός κανόνας που εφαρμόζεται σε όλα τα πακέτα εάν δεν γίνουν πρωτίστως match με κάποιον άλλο κανόνα. Μπορούμε να το ορίσουμε με το flag -P και τυπικά είναι DROP για τα εισερχόμενα πακέτα.</text:span></text:p>
      <text:p text:style-name="P8"><text:span text:style-name="T7"/></text:p>
      <text:p text:style-name="P8">6. <text:span text:style-name="T36"><text:s/></text:span><text:span text:style-name="T33">$sudo iptables -A INPUT -p tcp ! --syn -m state NEW -j DROP </text:span></text:p>
      <text:p text:style-name="P18"><text:span text:style-name="T6"/></text:p>
      <text:p text:style-name="P11"><text:span text:style-name="T6">Το -m μας λέει ότι θα γίνει χρήση του module state το οποίο ελέγχει την κατάσταση εν</text:span><text:span text:style-name="T10">ός πακέτου. Θα μπορούσαμε να γράψουμε τον κανόνα “με το χέρι” ελέγχοντας manually το εάν έχουμε ήδη εγκατεστημένη</text:span><text:span text:style-name="T6"> σύνδεση αλλά τα modules του iptables είναι σωτήρια σε μερικά κοινά administrative tasks.</text:span></text:p>
      <text:p text:style-name="P19"/>
      <text:p text:style-name="P11"><text:span text:style-name="T6"/></text:p>
      <text:p text:style-name="P11"><text:span text:style-name="T6"/></text:p>
      <text:p text:style-name="P11"><text:soft-page-break/><text:span text:style-name="T6"/></text:p>
      <text:p text:style-name="P9">7.<text:span text:style-name="T6"> </text:span><text:span text:style-name="T7">Αρχικά όλες οι αλυσίδες αρχικοποιούνται να κάνουν ACCEPT τις συνδέσεις.</text:span></text:p>
      <text:p text:style-name="P11"><text:span text:style-name="T6">Για να κάνουμε flush τις αλυσίδες η εντολή είναι αρκετά προφανής:</text:span></text:p>
      <text:p text:style-name="P11"><text:span text:style-name="T6"/></text:p>
      <text:p text:style-name="P32"><text:span text:style-name="T14">$sudo iptables –flush </text:span></text:p>
      <text:p text:style-name="P21"/>
      <text:p text:style-name="P11"><text:span text:style-name="T6">ή εναλλακτικά</text:span></text:p>
      <text:p text:style-name="P11"><text:span text:style-name="T6"/></text:p>
      <text:p text:style-name="P19"><text:span text:style-name="T35">$sudo iptables -t </text:span><text:span text:style-name="T34">&lt;name&gt; -F</text:span></text:p>
      <text:p text:style-name="P15"/>
      <text:p text:style-name="P9">8. <text:span text:style-name="T8">Σημαίνει “Οποιαδήποτε ICMP εντολή”. Δεν διακρίνει μεταξύ request, reply κ.α.</text:span></text:p>
      <text:p text:style-name="P9"><text:span text:style-name="T8"/></text:p>
      <text:p text:style-name="P8">9. <text:span text:style-name="T8">echo-request (ping)</text:span></text:p>
      <text:p text:style-name="P8"><text:span text:style-name="T8"><text:s text:c="4"/>echo-reply <text:s text:c="3"/>(pong) <text:tab/></text:span></text:p>
      <text:p text:style-name="P8"/>
      <text:p text:style-name="P8">10. <text:span text:style-name="T8">Οι εντολές που υπάρχουν στον πίνακα raw έχουν προτεραιότητα πάνω σε όλους τους υπόλοιπους. Ό,τι ορίζεται σε αυτόν, θα είναι και το πρώτο πράγμα που θα ελεγχθεί για match.</text:span></text:p>
      <text:p text:style-name="P8"><text:span text:style-name="T8"/></text:p>
      <text:p text:style-name="P8">11. <text:span text:style-name="T8">Τα αιτήματα σύνδεσης ssh έρχονται by default στην πόρτα 22. Δεδομένου ότι δεν έχουμε κάνει κάποια αλλαγή στο configuration του sshd στον server μας, η εντολή θα πρέπει να κλείνει αυτή τη θύρα για εισερχόμενα tcp connections. Δηλαδη:</text:span></text:p>
      <text:p text:style-name="P8"><text:span text:style-name="T8"/></text:p>
      <text:p text:style-name="P24">$sudo iptables -P INPUT DROP </text:p>
      <text:p text:style-name="P24">$sudo iptables -A INPUT -p tcp –dport 22 -j DROP </text:p>
      <text:p text:style-name="P12"><text:span text:style-name="T6"/></text:p>
      <text:p text:style-name="P12"><text:span text:style-name="T6">ή εάν θέλουμε να στέλνουμε πίσω απάντηση ότι το αίτημα απορρίφθηκε:</text:span></text:p>
      <text:p text:style-name="P12"/>
      <text:p text:style-name="P20"><text:span text:style-name="T34">$sudo iptables -A INPUT -p tcp –dport 22 -j REJECT</text:span></text:p>
      <text:p text:style-name="P12"><text:span text:style-name="T6"><text:s/></text:span></text:p>
      <text:p text:style-name="P8">12. <text:span text:style-name="T8">Ελέγχεται η κατάσταση του πακέτου με έλεγχο του header του </text:span><text:span text:style-name="T9">από κάποιο connection tracking system </text:span><text:span text:style-name="T8">(πχ. από το module </text:span><text:span text:style-name="T37">state</text:span><text:span text:style-name="T8">)</text:span></text:p>
      <text:p text:style-name="P8"/>
      <text:p text:style-name="P10">13. <text:span text:style-name="T8">NEW, ESTABLISHED, </text:span><text:span text:style-name="T9">RELATED, INVALID</text:span></text:p>
      <text:p text:style-name="P10"><text:span text:style-name="T9"/></text:p>
      <text:p text:style-name="P10">14. <text:span text:style-name="T9">Ο απλούστερος τρόπος αντί να αποθηκεύσουμε τις εντολές μας στα αρχεία που το λειτουργικό μας τρέχει στο startup από μόνοι μας, είναι να χρησιμοποιήσουμε το πολύ χρήσιμο εργαλείο iptables-persistent. Για την εγκατάσταση του γράφουμε:</text:span></text:p>
      <text:p text:style-name="P10"><text:span text:style-name="T9"/></text:p>
      <text:p text:style-name="P10"><text:span text:style-name="T38">$</text:span><text:span text:style-name="T9">sudo apt install iptables-persistent (Εκδόσεις deb)</text:span></text:p>
      <text:p text:style-name="P13"><text:span text:style-name="T9">$</text:span><text:span text:style-name="T6">sudo apt install iptables-services <text:s text:c="2"/>(Εκδόσεις rhl)</text:span></text:p>
      <text:p text:style-name="P5"/>
      <text:p text:style-name="P6">$sudo iptables-save &gt; /<text:span text:style-name="T11">etc</text:span><text:span text:style-name="T14">/iptables/rules.vΧ</text:span></text:p>
      <text:p text:style-name="P6"><text:span text:style-name="T14">Όπου το Χ είναι 4 ή 6 ανάλογα με το αν οι κανόνες μας αφορούν ipv4 ή ipv6.</text:span></text:p>
      <text:p text:style-name="P6"><text:span text:style-name="T14"/></text:p>
      <text:p text:style-name="P14"><text:soft-page-break/><text:span text:style-name="T14"/></text:p>
      <text:p text:style-name="P14"><text:span text:style-name="T14">1.2 Εργασία στο iptables:</text:span></text:p>
      <text:p text:style-name="P14"><text:span text:style-name="T14"/></text:p>
      <text:p text:style-name="P16"><text:span text:style-name="T14">Παρόμοιες εντολές αλλά και πολλές ακόμα τρέχω στο RaspberryPi4 (headless) που χρησιμοποιώ σαν backup server. Θα μπορούσαμε να ορίζουμε σε μεταβλητές τις διευθύνσεις για ευαναγνωσιμότητα αλλά μίας και τα παραδείγματα ήταν απλά θεώρησα σωστό να τις βάλω κατευθείαν στις εντολές.</text:span></text:p>
      <text:p text:style-name="P16"><text:span text:style-name="T14"/></text:p>
      <text:p text:style-name="P33"><text:span text:style-name="T5">$sudo iptables -P OUTPUT ACCEPT </text:span></text:p>
      <text:p text:style-name="P25"><text:span text:style-name="T14"/></text:p>
      <text:p text:style-name="P25"><text:span text:style-name="T20">$sudo iptables -A INPUT -p tcp -s 150.140.139.194/27 –dport 22 -j ACCEPT </text:span></text:p>
      <text:p text:style-name="P26"><text:span text:style-name="T14"/></text:p>
      <text:p text:style-name="P26"><text:span text:style-name="T20">$sudo iptables -A INPUT -p tcp -s 192.168.1.1/16 –dport 22 -j ACCEPT </text:span></text:p>
      <text:p text:style-name="P27"><text:span text:style-name="T14"><text:s/></text:span></text:p>
      <text:p text:style-name="P29"><text:span text:style-name="T20">$sudo iptables -A INPUT -p tcp -s 192.168.1.10 –dport 80 -j ACCEPT</text:span></text:p>
      <text:p text:style-name="P29"><text:span text:style-name="T20">$sudo iptables -A INPUT -p tcp -s 192.168.1.10 –dport </text:span><text:span text:style-name="T21">443</text:span><text:span text:style-name="T20"> -j ACCEPT </text:span></text:p>
      <text:p text:style-name="P28"><text:span text:style-name="T20"/></text:p>
      <text:p text:style-name="P28"><text:span text:style-name="T20">$sudo iptables -A INPUT -p tcp --dport 25 -m conntrack --ctstate NEW,ESTABLISHED -j ACCEPT</text:span></text:p>
      <text:p text:style-name="P22">$sudo iptables -A OUTPUT -p tcp --sport 25 -m conntrack --ctstate ESTABLISHED -j ACCEPT </text:p>
      <text:p text:style-name="P28"><text:span text:style-name="T16"/></text:p>
      <text:p text:style-name="P28"><text:span text:style-name="T20">$sudo iptables -A INPUT -p tcp --dport 143 -m conntrack --ctstate NEW,ESTABLISHED -j ACCEPT </text:span></text:p>
      <text:p text:style-name="P22">$sudo iptables -A OUTPUT -p tcp --sport 143 -m conntrack --ctstate ESTABLISHED <text:s text:c="3"/>-j ACCEPT </text:p>
      <text:p text:style-name="P28"><text:span text:style-name="T14"/></text:p>
      <text:p text:style-name="P30"><text:span text:style-name="T20">$sudo iptables -A INPUT -p icmp –icmp-type echo-request -j ACCEPT </text:span></text:p>
      <text:p text:style-name="P23"/>
      <text:p text:style-name="P31"><text:span text:style-name="T20">$sudo iptables -A INPUT -p tcp -j REJECT –reject-with tcp-reset </text:span></text:p>
      <text:p text:style-name="P31"><text:span text:style-name="T20">$sudo iptables -A INPUT -p icmp -j REJECT </text:span></text:p>
      <text:p text:style-name="P30"/>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19:32:20.509168074</meta:creation-date>
    <dc:date>2022-10-28T20:33:37.615299236</dc:date>
    <meta:editing-duration>PT49M4S</meta:editing-duration>
    <meta:editing-cycles>24</meta:editing-cycles>
    <meta:generator>LibreOffice/7.3.6.2$Linux_X86_64 LibreOffice_project/30$Build-2</meta:generator>
    <meta:document-statistic meta:table-count="0" meta:image-count="0" meta:object-count="0" meta:page-count="4" meta:paragraph-count="51" meta:word-count="814" meta:character-count="5014" meta:non-whitespace-character-count="4225"/>
  </office:meta>
</office:document-meta>
</file>